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i, my name is Chet!</text:p>
      <text:p text:style-name="Text_20_body">I am applying for this position because I have a passion for learning new technologies and making code work. <text:s/></text:p>
      <text:p text:style-name="Text_20_body">I also possess the essential qualifications for the internship:</text:p>
      <text:list xml:id="list317373914" text:style-name="L2">
        <text:list-item>
          <text:p text:style-name="P2">I have a solid understanding of Java fundamentals. <text:s/></text:p>
        </text:list-item>
        <text:list-item>
          <text:p text:style-name="P2">I possess a strong grasp of how to user object oriented design to achieve better abstraction, modularity and readability. <text:s/></text:p>
        </text:list-item>
        <text:list-item>
          <text:p text:style-name="P2">As a junior computer science major, I have taken classes such as Algorithms, Systems (included material a unit on computer networking), Logic and Computability, Big Software, Data Structure, Fundamentals of Computer Science, and Introduction to Computer Science. <text:s/>Currently, I am taking Artificial Intelligence, Programming Languages, and Network/Graph Analysis. <text:s/></text:p>
        </text:list-item>
        <text:list-item>
          <text:p text:style-name="P2">My personal laptop dual boots Linux and Windows 7 and I can use commands such as <text:span text:style-name="T2">cd, ls, grep, mkdir, rm, mv, </text:span><text:span text:style-name="T3">and</text:span><text:span text:style-name="T2"> cp</text:span> without using a reference. <text:s/>I have experience with Eclipse, although for personal projects, I generally use vim.</text:p>
        </text:list-item>
      </text:list>
      <text:p text:style-name="Text_20_body">I believe I can help foster a fun and inclusive atmosphere by bringing a frisbee to work (for use during lunch breaks of course).</text:p>
      <text:p text:style-name="Text_20_body">Contact me at <text:a xlink:type="simple" xlink:href="mailto:ckw02010@mymail.pomona.edu">ckw02010@mymail.pomona.edu</text:a> or call me at 970 682 5484.</text:p>
      <text:p text:style-name="Text_20_body">I look forward to hearing from you about this employment opportunity.</text:p>
      <text:p text:style-name="Text_20_body">Sincerely,</text:p>
      <text:p text:style-name="Text_20_body">Chet We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t </meta:initial-creator>
    <meta:creation-date>2013-04-11T18:57:45</meta:creation-date>
    <dc:date>2013-04-11T21:01:27</dc:date>
    <dc:creator>Chet </dc:creator>
    <meta:editing-duration>PT31M40S</meta:editing-duration>
    <meta:editing-cycles>1</meta:editing-cycles>
    <meta:document-statistic meta:table-count="0" meta:image-count="0" meta:object-count="0" meta:page-count="1" meta:paragraph-count="12" meta:word-count="198" meta:character-count="1247" meta:non-whitespace-character-count="1051"/>
    <meta:generator>LibreOffice/3.5$Linux_x86 LibreOffice_project/350m1$Build-2</meta:generator>
  </office:meta>
</office:document-meta>
</file>